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Menlo, Monac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0451in" table:align="left"/>
    </style:style>
    <style:style style:name="Table1.A" style:family="table-column">
      <style:table-column-properties style:column-width="2.891in"/>
    </style:style>
    <style:style style:name="Table1.B" style:family="table-column">
      <style:table-column-properties style:column-width="0.6799in"/>
    </style:style>
    <style:style style:name="Table1.D" style:family="table-column">
      <style:table-column-properties style:column-width="0.7944in"/>
    </style:style>
    <style:style style:name="Table1.A1" style:family="table-cell">
      <style:table-cell-properties style:vertical-align="middle" fo:padding-left="0in" fo:padding-right="0.1354in" fo:padding-top="0.0625in" fo:padding-bottom="0.0625in" fo:border-left="none" fo:border-right="0.75pt solid #454545" fo:border-top="0.75pt solid #454545" fo:border-bottom="0.75pt solid #454545"/>
    </style:style>
    <style:style style:name="Table2" style:family="table">
      <style:table-properties style:width="3.1813in" table:align="left"/>
    </style:style>
    <style:style style:name="Table2.A" style:family="table-column">
      <style:table-column-properties style:column-width="1.7069in"/>
    </style:style>
    <style:style style:name="Table2.B" style:family="table-column">
      <style:table-column-properties style:column-width="0.6799in"/>
    </style:style>
    <style:style style:name="Table2.C" style:family="table-column">
      <style:table-column-properties style:column-width="0.7944in"/>
    </style:style>
    <style:style style:name="Table2.A1" style:family="table-cell">
      <style:table-cell-properties style:vertical-align="middle" fo:padding-left="0in" fo:padding-right="0.1354in" fo:padding-top="0.0625in" fo:padding-bottom="0.0625in" fo:border-left="none" fo:border-right="0.75pt solid #454545" fo:border-top="0.75pt solid #454545" fo:border-bottom="0.75pt solid #454545"/>
    </style:style>
    <style:style style:name="P1" style:family="paragraph" style:parent-style-name="Heading_20_2">
      <style:paragraph-properties fo:margin-top="0.2083in" fo:margin-bottom="0.1043in" style:contextual-spacing="false" fo:line-height="125%"/>
    </style:style>
    <style:style style:name="P2" style:family="paragraph" style:parent-style-name="Heading_20_3">
      <style:paragraph-properties fo:margin-top="0.1874in" fo:margin-bottom="0.0835in" style:contextual-spacing="false" fo:line-height="125%"/>
      <style:text-properties fo:font-weight="bold"/>
    </style:style>
    <style:style style:name="P3" style:family="paragraph" style:parent-style-name="Heading_20_4">
      <style:paragraph-properties fo:margin-top="0.1665in" fo:margin-bottom="0.0835in" style:contextual-spacing="false" fo:line-height="125%"/>
    </style:style>
    <style:style style:name="P4" style:family="paragraph" style:parent-style-name="Standard">
      <style:text-properties officeooo:paragraph-rsid="00062b14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bold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ext_20_body">
      <style:text-properties fo:font-weight="bold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Text_20_body">
      <style:paragraph-properties fo:margin-top="0in" fo:margin-bottom="0in" style:contextual-spacing="false" style:line-height-at-least="0.1665in"/>
      <style:text-properties fo:color="#858585" loext:opacity="100%" style:font-name="Droid Sans Mono" fo:font-size="9pt" fo:letter-spacing="normal" fo:font-weight="normal"/>
    </style:style>
    <style:style style:name="P11" style:family="paragraph" style:parent-style-name="Text_20_body">
      <style:paragraph-properties fo:margin-top="0in" fo:margin-bottom="0in" style:contextual-spacing="false" style:line-height-at-least="0.1665in"/>
      <style:text-properties style:font-name="Droid Sans Mono" fo:font-size="9pt" fo:letter-spacing="normal" fo:font-weight="normal"/>
    </style:style>
    <style:style style:name="P12" style:family="paragraph" style:parent-style-name="Text_20_body">
      <style:paragraph-properties fo:margin-top="0in" fo:margin-bottom="0in" style:contextual-spacing="false" style:line-height-at-least="0.1665in"/>
      <style:text-properties fo:letter-spacing="normal"/>
    </style:style>
    <style:style style:name="P13" style:family="paragraph" style:parent-style-name="Text_20_body">
      <style:paragraph-properties fo:margin-top="0in" fo:margin-bottom="0in" style:contextual-spacing="false" style:line-height-at-least="0.1665in"/>
      <style:text-properties fo:color="#d4d4d4" loext:opacity="100%" fo:letter-spacing="normal"/>
    </style:style>
    <style:style style:name="P14" style:family="paragraph" style:parent-style-name="Text_20_body" style:list-style-name="L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5" style:family="paragraph" style:parent-style-name="Text_20_body" style:list-style-name="L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6" style:family="paragraph" style:parent-style-name="Text_20_body" style:list-style-name="L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7" style:family="paragraph" style:parent-style-name="Text_20_body" style:list-style-name="L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8" style:family="paragraph" style:parent-style-name="Text_20_body" style:list-style-name="L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9" style:family="paragraph" style:parent-style-name="Text_20_body" style:list-style-name="L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20" style:family="paragraph" style:parent-style-name="Text_20_body" style:list-style-name="L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21" style:family="paragraph" style:parent-style-name="Text_20_body" style:list-style-name="L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22" style:family="paragraph" style:parent-style-name="Text_20_body" style:list-style-name="L9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23" style:family="paragraph" style:parent-style-name="Text_20_body" style:list-style-name="L1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24" style:family="paragraph" style:parent-style-name="Text_20_body" style:list-style-name="L1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25" style:family="paragraph" style:parent-style-name="Text_20_body" style:list-style-name="L1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26" style:family="paragraph" style:parent-style-name="Text_20_body" style:list-style-name="L1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27" style:family="paragraph" style:parent-style-name="Text_20_body" style:list-style-name="L1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28" style:family="paragraph" style:parent-style-name="Text_20_body" style:list-style-name="L1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29" style:family="paragraph" style:parent-style-name="Text_20_body" style:list-style-name="L1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30" style:family="paragraph" style:parent-style-name="Text_20_body" style:list-style-name="L1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31" style:family="paragraph" style:parent-style-name="Text_20_body" style:list-style-name="L1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32" style:family="paragraph" style:parent-style-name="Text_20_body" style:list-style-name="L19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33" style:family="paragraph" style:parent-style-name="Text_20_body" style:list-style-name="L2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34" style:family="paragraph" style:parent-style-name="Text_20_body" style:list-style-name="L2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35" style:family="paragraph" style:parent-style-name="Text_20_body" style:list-style-name="L2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36" style:family="paragraph" style:parent-style-name="Text_20_body" style:list-style-name="L2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37" style:family="paragraph" style:parent-style-name="Text_20_body" style:list-style-name="L2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38" style:family="paragraph" style:parent-style-name="Text_20_body" style:list-style-name="L2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39" style:family="paragraph" style:parent-style-name="Text_20_body" style:list-style-name="L2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40" style:family="paragraph" style:parent-style-name="Text_20_body" style:list-style-name="L2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41" style:family="paragraph" style:parent-style-name="Text_20_body" style:list-style-name="L2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42" style:family="paragraph" style:parent-style-name="Text_20_body" style:list-style-name="L29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43" style:family="paragraph" style:parent-style-name="Text_20_body" style:list-style-name="L3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44" style:family="paragraph" style:parent-style-name="Text_20_body" style:list-style-name="L3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45" style:family="paragraph" style:parent-style-name="Text_20_body" style:list-style-name="L3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46" style:family="paragraph" style:parent-style-name="Text_20_body" style:list-style-name="L3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47" style:family="paragraph" style:parent-style-name="Text_20_body" style:list-style-name="L3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48" style:family="paragraph" style:parent-style-name="Text_20_body" style:list-style-name="L3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49" style:family="paragraph" style:parent-style-name="Text_20_body" style:list-style-name="L3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50" style:family="paragraph" style:parent-style-name="Text_20_body" style:list-style-name="L3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51" style:family="paragraph" style:parent-style-name="Text_20_body" style:list-style-name="L3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52" style:family="paragraph" style:parent-style-name="Text_20_body" style:list-style-name="L39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53" style:family="paragraph" style:parent-style-name="Text_20_body" style:list-style-name="L4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54" style:family="paragraph" style:parent-style-name="Text_20_body" style:list-style-name="L4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55" style:family="paragraph" style:parent-style-name="Text_20_body" style:list-style-name="L4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56" style:family="paragraph" style:parent-style-name="Text_20_body" style:list-style-name="L4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57" style:family="paragraph" style:parent-style-name="Text_20_body" style:list-style-name="L4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58" style:family="paragraph" style:parent-style-name="Text_20_body" style:list-style-name="L4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59" style:family="paragraph" style:parent-style-name="Text_20_body" style:list-style-name="L4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60" style:family="paragraph" style:parent-style-name="Text_20_body" style:list-style-name="L4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61" style:family="paragraph" style:parent-style-name="Text_20_body" style:list-style-name="L4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62" style:family="paragraph" style:parent-style-name="Text_20_body" style:list-style-name="L49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63" style:family="paragraph" style:parent-style-name="Text_20_body" style:list-style-name="L5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64" style:family="paragraph" style:parent-style-name="Text_20_body" style:list-style-name="L5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65" style:family="paragraph" style:parent-style-name="Text_20_body" style:list-style-name="L5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66" style:family="paragraph" style:parent-style-name="Text_20_body" style:list-style-name="L5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67" style:family="paragraph" style:parent-style-name="Text_20_body" style:list-style-name="L5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68" style:family="paragraph" style:parent-style-name="Text_20_body" style:list-style-name="L5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69" style:family="paragraph" style:parent-style-name="Text_20_body" style:list-style-name="L5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70" style:family="paragraph" style:parent-style-name="Text_20_body" style:list-style-name="L5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71" style:family="paragraph" style:parent-style-name="Text_20_body" style:list-style-name="L5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72" style:family="paragraph" style:parent-style-name="Text_20_body" style:list-style-name="L59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73" style:family="paragraph" style:parent-style-name="Text_20_body" style:list-style-name="L6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74" style:family="paragraph" style:parent-style-name="Text_20_body" style:list-style-name="L6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75" style:family="paragraph" style:parent-style-name="Text_20_body" style:list-style-name="L6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76" style:family="paragraph" style:parent-style-name="Text_20_body" style:list-style-name="L6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77" style:family="paragraph" style:parent-style-name="Text_20_body" style:list-style-name="L6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78" style:family="paragraph" style:parent-style-name="Text_20_body" style:list-style-name="L6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79" style:family="paragraph" style:parent-style-name="Text_20_body" style:list-style-name="L6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80" style:family="paragraph" style:parent-style-name="Text_20_body" style:list-style-name="L6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81" style:family="paragraph" style:parent-style-name="Text_20_body" style:list-style-name="L6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82" style:family="paragraph" style:parent-style-name="Text_20_body" style:list-style-name="L69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83" style:family="paragraph" style:parent-style-name="Text_20_body" style:list-style-name="L7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84" style:family="paragraph" style:parent-style-name="Text_20_body" style:list-style-name="L7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85" style:family="paragraph" style:parent-style-name="Text_20_body" style:list-style-name="L7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86" style:family="paragraph" style:parent-style-name="Text_20_body" style:list-style-name="L7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87" style:family="paragraph" style:parent-style-name="Text_20_body" style:list-style-name="L7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88" style:family="paragraph" style:parent-style-name="Text_20_body" style:list-style-name="L7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89" style:family="paragraph" style:parent-style-name="Text_20_body" style:list-style-name="L7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90" style:family="paragraph" style:parent-style-name="Text_20_body" style:list-style-name="L7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91" style:family="paragraph" style:parent-style-name="Text_20_body" style:list-style-name="L7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92" style:family="paragraph" style:parent-style-name="Text_20_body" style:list-style-name="L79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93" style:family="paragraph" style:parent-style-name="Text_20_body" style:list-style-name="L8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94" style:family="paragraph" style:parent-style-name="Text_20_body" style:list-style-name="L8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95" style:family="paragraph" style:parent-style-name="Text_20_body" style:list-style-name="L8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96" style:family="paragraph" style:parent-style-name="Text_20_body" style:list-style-name="L8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97" style:family="paragraph" style:parent-style-name="Text_20_body" style:list-style-name="L8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98" style:family="paragraph" style:parent-style-name="Text_20_body" style:list-style-name="L8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99" style:family="paragraph" style:parent-style-name="Text_20_body" style:list-style-name="L8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00" style:family="paragraph" style:parent-style-name="Text_20_body" style:list-style-name="L8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01" style:family="paragraph" style:parent-style-name="Text_20_body" style:list-style-name="L8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02" style:family="paragraph" style:parent-style-name="Text_20_body" style:list-style-name="L89">
      <style:paragraph-properties fo:margin-left="0in" fo:margin-right="0in" fo:margin-top="0.0209in" fo:margin-bottom="0.0209in" style:contextual-spacing="false" fo:line-height="140%" fo:text-indent="0in" style:auto-text-indent="false" fo:padding="0in" fo:border="none"/>
    </style:style>
    <style:style style:name="P103" style:family="paragraph" style:parent-style-name="Text_20_body" style:list-style-name="L9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04" style:family="paragraph" style:parent-style-name="Text_20_body" style:list-style-name="L9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05" style:family="paragraph" style:parent-style-name="Text_20_body" style:list-style-name="L9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06" style:family="paragraph" style:parent-style-name="Text_20_body" style:list-style-name="L9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07" style:family="paragraph" style:parent-style-name="Text_20_body" style:list-style-name="L9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08" style:family="paragraph" style:parent-style-name="Text_20_body" style:list-style-name="L9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09" style:family="paragraph" style:parent-style-name="Text_20_body" style:list-style-name="L9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10" style:family="paragraph" style:parent-style-name="Text_20_body" style:list-style-name="L9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11" style:family="paragraph" style:parent-style-name="Text_20_body" style:list-style-name="L9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12" style:family="paragraph" style:parent-style-name="Text_20_body" style:list-style-name="L99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13" style:family="paragraph" style:parent-style-name="Text_20_body" style:list-style-name="L10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14" style:family="paragraph" style:parent-style-name="Text_20_body" style:list-style-name="L10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15" style:family="paragraph" style:parent-style-name="Text_20_body" style:list-style-name="L10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16" style:family="paragraph" style:parent-style-name="Text_20_body" style:list-style-name="L10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17" style:family="paragraph" style:parent-style-name="Text_20_body" style:list-style-name="L10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18" style:family="paragraph" style:parent-style-name="Text_20_body" style:list-style-name="L10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19" style:family="paragraph" style:parent-style-name="Text_20_body" style:list-style-name="L10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20" style:family="paragraph" style:parent-style-name="Text_20_body" style:list-style-name="L107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21" style:family="paragraph" style:parent-style-name="Text_20_body" style:list-style-name="L108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22" style:family="paragraph" style:parent-style-name="Text_20_body" style:list-style-name="L109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23" style:family="paragraph" style:parent-style-name="Text_20_body" style:list-style-name="L110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24" style:family="paragraph" style:parent-style-name="Text_20_body" style:list-style-name="L111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25" style:family="paragraph" style:parent-style-name="Text_20_body" style:list-style-name="L112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26" style:family="paragraph" style:parent-style-name="Text_20_body" style:list-style-name="L113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27" style:family="paragraph" style:parent-style-name="Text_20_body" style:list-style-name="L114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28" style:family="paragraph" style:parent-style-name="Text_20_body" style:list-style-name="L115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29" style:family="paragraph" style:parent-style-name="Text_20_body" style:list-style-name="L116">
      <style:paragraph-properties fo:margin-left="0in" fo:margin-right="0in" fo:margin-top="0.0209in" fo:margin-bottom="0.0209in" style:contextual-spacing="false" fo:text-indent="0in" style:auto-text-indent="false" fo:padding="0in" fo:border="none"/>
    </style:style>
    <style:style style:name="P130" style:family="paragraph" style:parent-style-name="Text_20_body">
      <style:paragraph-properties fo:margin-left="0.0417in" fo:margin-right="0in" fo:text-indent="0in" style:auto-text-indent="false"/>
    </style:style>
    <style:style style:name="T1" style:family="text">
      <style:text-properties officeooo:rsid="00062b14"/>
    </style:style>
    <style:style style:name="T2" style:family="text">
      <style:text-properties fo:font-weight="bold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Droid Sans Mono" fo:font-size="9pt" fo:font-weight="normal"/>
    </style:style>
    <style:style style:name="T5" style:family="text">
      <style:text-properties fo:color="#d4d4d4" loext:opacity="100%"/>
    </style:style>
    <style:style style:name="T6" style:family="text">
      <style:text-properties fo:color="#d4d4d4" loext:opacity="100%" style:font-name="Droid Sans Mono" fo:font-size="9pt" fo:font-weight="normal"/>
    </style:style>
    <style:style style:name="T7" style:family="text">
      <style:text-properties fo:color="#d3ba85" loext:opacity="100%"/>
    </style:style>
    <style:style style:name="T8" style:family="text">
      <style:text-properties fo:color="#d3ba85" loext:opacity="100%" style:font-name="Droid Sans Mono" fo:font-size="9pt" fo:font-weight="normal"/>
    </style:style>
    <style:style style:name="T9" style:family="text">
      <style:text-properties fo:color="#3db8ff" loext:opacity="100%"/>
    </style:style>
    <style:style style:name="T10" style:family="text">
      <style:text-properties fo:color="#3db8ff" loext:opacity="100%" style:font-name="Droid Sans Mono" fo:font-size="9pt" fo:font-weight="normal"/>
    </style:style>
    <style:style style:name="T11" style:family="text">
      <style:text-properties fo:color="#cdcdcd" loext:opacity="100%"/>
    </style:style>
    <style:style style:name="T12" style:family="text">
      <style:text-properties fo:color="#cdcdcd" loext:opacity="100%" style:font-name="Droid Sans Mono" fo:font-size="9pt" fo:font-weight="normal"/>
    </style:style>
    <style:style style:name="T13" style:family="text">
      <style:text-properties style:font-name="Droid Sans Mono" fo:font-size="9pt" fo:font-weight="normal"/>
    </style:style>
    <style:style style:name="T14" style:family="text">
      <style:text-properties fo:color="#858585" loext:opacity="100%" style:font-name="Droid Sans Mono" fo:font-size="9pt" fo:font-weight="normal"/>
    </style:style>
    <style:style style:name="T15" style:family="text">
      <style:text-properties fo:color="#f3ca05" loext:opacity="100%" style:font-name="Droid Sans Mono" fo:font-size="9pt" fo:font-weight="normal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style:font-name="Droid Sans Mono" fo:font-size="9pt" fo:font-weight="normal"/>
    </style:style>
    <style:style style:name="T18" style:family="text">
      <style:text-properties style:font-name="Droid Sans Mono1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4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2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3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4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0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2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3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5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7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-0.029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7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8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9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0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1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2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3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4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5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6">
      <text:list-level-style-number text:level="1" text:style-name="Numbering_20_Symbols" style:num-suffix="." style:num-format="1">
        <style:list-level-properties text:space-before="-0.0299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35" text:anchor-type="page" text:anchor-page-number="1" svg:x="0in" svg:y="0in" svg:width="3.7811in" draw:z-index="34">
        <draw:text-box fo:min-height="0.0161in">
          <text:p text:style-name="Text_20_body"/>
        </draw:text-box>
      </draw:frame>
      <draw:frame draw:style-name="fr4" draw:name="Frame31" text:anchor-type="page" text:anchor-page-number="1" svg:x="0in" svg:y="0in" svg:width="0.0161in" draw:z-index="30">
        <draw:text-box fo:min-height="0.0161in">
          <text:p text:style-name="Text_20_body"><draw:frame draw:style-name="fr3" draw:name="Frame32" text:anchor-type="char" svg:width="5.2602in" draw:z-index="31"><draw:text-box fo:min-height="3.4583in"><text:p text:style-name="P10"># Add to app.py</text:p><text:p text:style-name="P11"><text:span text:style-name="T9">from</text:span><text:span text:style-name="T5"> flask </text:span><text:span text:style-name="T9">import</text:span><text:span text:style-name="T5"> redirect, session</text:span></text:p><text:p text:style-name="P11"><text:span text:style-name="T9">import</text:span><text:span text:style-name="T5"> stripe</text:span></text:p><text:p text:style-name="P11"><text:span text:style-name="T5">stripe.api_key = </text:span><text:span text:style-name="T7">"YOUR_KEY"</text:span></text:p><text:p text:style-name="P11"><text:span text:style-name="T3">@app.route</text:span><text:span text:style-name="T5">(</text:span><text:span text:style-name="T7">'/upgrade'</text:span><text:span text:style-name="T5">)</text:span></text:p><text:p text:style-name="P11"><text:span text:style-name="T9">def</text:span><text:span text:style-name="T5"> </text:span><text:span text:style-name="T3">upgrade</text:span><text:span text:style-name="T5">():</text:span></text:p><text:p text:style-name="P12"><text:span text:style-name="T5">    </text:span><text:span text:style-name="T14"># Create Stripe checkout session</text:span></text:p><text:p text:style-name="P13">    <text:span text:style-name="T13">checkout = stripe.checkout.Session.create(</text:span></text:p><text:p text:style-name="P12"><text:span text:style-name="T5">        </text:span><text:span text:style-name="T12">payment_method_types</text:span><text:span text:style-name="T6">=[</text:span><text:span text:style-name="T8">'card'</text:span><text:span text:style-name="T6">],</text:span></text:p><text:p text:style-name="P12"><text:span text:style-name="T5">        </text:span><text:span text:style-name="T12">line_items</text:span><text:span text:style-name="T6">=[{</text:span></text:p><text:p text:style-name="P12"><text:span text:style-name="T5">            </text:span><text:span text:style-name="T8">'price'</text:span><text:span text:style-name="T6">: </text:span><text:span text:style-name="T8">'price_pro_monthly'</text:span><text:span text:style-name="T6">,  </text:span><text:span text:style-name="T14"># From Stripe dashboard</text:span></text:p><text:p text:style-name="P12"><text:span text:style-name="T5">            </text:span><text:span text:style-name="T8">'quantity'</text:span><text:span text:style-name="T6">: </text:span><text:span text:style-name="T15">1</text:span><text:span text:style-name="T6">,</text:span></text:p><text:p text:style-name="P13">        <text:span text:style-name="T13">}],</text:span></text:p><text:p text:style-name="P12"><text:span text:style-name="T5">        </text:span><text:span text:style-name="T12">mode</text:span><text:span text:style-name="T6">=</text:span><text:span text:style-name="T8">'subscription'</text:span><text:span text:style-name="T6">,</text:span></text:p><text:p text:style-name="P12"><text:span text:style-name="T5">        </text:span><text:span text:style-name="T12">success_url</text:span><text:span text:style-name="T6">=request.host_url + </text:span><text:span text:style-name="T8">'success'</text:span><text:span text:style-name="T6">,</text:span></text:p><text:p text:style-name="P12"><text:span text:style-name="T5">        </text:span><text:span text:style-name="T12">cancel_url</text:span><text:span text:style-name="T6">=request.host_url + </text:span><text:span text:style-name="T8">'pricing'</text:span><text:span text:style-name="T6">,</text:span></text:p><text:p text:style-name="P13">    <text:span text:style-name="T13">)</text:span></text:p><text:p text:style-name="P12"><text:span text:style-name="T5">    </text:span><text:span text:style-name="T10">return</text:span><text:span text:style-name="T6"> redirect(checkout.url)</text:span></text:p></draw:text-box></draw:frame></text:p>
        </draw:text-box>
      </draw:frame>
      <draw:frame draw:style-name="fr4" draw:name="Frame28" text:anchor-type="page" text:anchor-page-number="1" svg:x="0in" svg:y="0in" svg:width="0.0161in" draw:z-index="27">
        <draw:text-box fo:min-height="3.4583in">
          <text:p text:style-name="Text_20_body"/>
        </draw:text-box>
      </draw:frame>
      <draw:frame draw:style-name="fr4" draw:name="Frame27" text:anchor-type="page" text:anchor-page-number="1" svg:x="0in" svg:y="0in" svg:width="0.0161in" draw:z-index="26">
        <draw:text-box fo:min-height="0.0161in">
          <text:p text:style-name="Text_20_body"/>
        </draw:text-box>
      </draw:frame>
      <draw:frame draw:style-name="fr4" draw:name="Frame22" text:anchor-type="page" text:anchor-page-number="1" svg:x="0in" svg:y="0in" svg:width="3.7811in" draw:z-index="21">
        <draw:text-box fo:min-height="0.0161in">
          <text:p text:style-name="Text_20_body"/>
        </draw:text-box>
      </draw:frame>
      <draw:frame draw:style-name="fr4" draw:name="Frame18" text:anchor-type="page" text:anchor-page-number="1" svg:x="0in" svg:y="0in" svg:width="0.0161in" draw:z-index="17">
        <draw:text-box fo:min-height="0.0161in">
          <text:p text:style-name="Text_20_body"><draw:frame draw:style-name="fr3" draw:name="Frame19" text:anchor-type="char" svg:width="4.8854in" draw:z-index="18"><draw:text-box fo:min-height="1.4583in"><text:p text:style-name="P10">&lt;!-- On chart pages --&gt;</text:p><text:p text:style-name="P11"><text:span text:style-name="T16">&lt;</text:span><text:span text:style-name="T9">div</text:span><text:span text:style-name="T5"> </text:span><text:span text:style-name="T3">class</text:span><text:span text:style-name="T5">=</text:span><text:span text:style-name="T7">"cta-banner"</text:span><text:span text:style-name="T16">&gt;</text:span></text:p><text:p text:style-name="P12"><text:span text:style-name="T5">  </text:span><text:span text:style-name="T17">&lt;</text:span><text:span text:style-name="T10">p</text:span><text:span text:style-name="T17">&gt;</text:span><text:span text:style-name="T6">Ready to earn {{ current_apr }}%?</text:span><text:span text:style-name="T17">&lt;/</text:span><text:span text:style-name="T10">p</text:span><text:span text:style-name="T17">&gt;</text:span></text:p><text:p text:style-name="P12"><text:span text:style-name="T5">  </text:span><text:span text:style-name="T17">&lt;</text:span><text:span text:style-name="T10">a</text:span><text:span text:style-name="T6"> </text:span><text:span text:style-name="T4">href</text:span><text:span text:style-name="T6">=</text:span><text:span text:style-name="T8">"https://minswap.org/pool/NIGHT-ADA?ref=YOUR_CODE"</text:span><text:span text:style-name="T6"> </text:span></text:p><text:p text:style-name="P12"><text:span text:style-name="T5">     </text:span><text:span text:style-name="T4">class</text:span><text:span text:style-name="T6">=</text:span><text:span text:style-name="T8">"btn btn-primary"</text:span><text:span text:style-name="T17">&gt;</text:span></text:p><text:p text:style-name="P13">    <text:span text:style-name="T13">Start Earning on Minswap →</text:span></text:p><text:p text:style-name="P12"><text:span text:style-name="T5">  </text:span><text:span text:style-name="T17">&lt;/</text:span><text:span text:style-name="T10">a</text:span><text:span text:style-name="T17">&gt;</text:span></text:p><text:p text:style-name="P11"><text:span text:style-name="T16">&lt;/</text:span><text:span text:style-name="T9">div</text:span><text:span text:style-name="T16">&gt;</text:span></text:p></draw:text-box></draw:frame></text:p>
        </draw:text-box>
      </draw:frame>
      <draw:frame draw:style-name="fr4" draw:name="Frame15" text:anchor-type="page" text:anchor-page-number="1" svg:x="0in" svg:y="0in" svg:width="0.0161in" draw:z-index="14">
        <draw:text-box fo:min-height="1.4583in">
          <text:p text:style-name="Text_20_body"/>
        </draw:text-box>
      </draw:frame>
      <draw:frame draw:style-name="fr4" draw:name="Frame14" text:anchor-type="page" text:anchor-page-number="1" svg:x="0in" svg:y="0in" svg:width="0.0161in" draw:z-index="13">
        <draw:text-box fo:min-height="0.0161in">
          <text:p text:style-name="Text_20_body"/>
        </draw:text-box>
      </draw:frame>
      <draw:frame draw:style-name="fr4" draw:name="Frame9" text:anchor-type="page" text:anchor-page-number="1" svg:x="0in" svg:y="0in" svg:width="3.7811in" draw:z-index="8">
        <draw:text-box fo:min-height="0.0161in">
          <text:p text:style-name="Text_20_body"/>
        </draw:text-box>
      </draw:frame>
      <draw:frame draw:style-name="fr4" draw:name="Frame5" text:anchor-type="page" text:anchor-page-number="1" svg:x="0in" svg:y="0in" svg:width="0.0161in" draw:z-index="4">
        <draw:text-box fo:min-height="0.0161in">
          <text:p text:style-name="Text_20_body"><draw:frame draw:style-name="fr3" draw:name="Frame6" text:anchor-type="char" svg:width="4.8854in" draw:z-index="5"><draw:text-box fo:min-height="2.7917in"><text:p text:style-name="P10"># Add to app.py</text:p><text:p text:style-name="P11"><text:span text:style-name="T3">@app.route</text:span><text:span text:style-name="T5">(</text:span><text:span text:style-name="T7">'/embed/&lt;chain&gt;/&lt;protocol&gt;'</text:span><text:span text:style-name="T5">)</text:span></text:p><text:p text:style-name="P11"><text:span text:style-name="T9">def</text:span><text:span text:style-name="T5"> </text:span><text:span text:style-name="T3">embed_widget</text:span><text:span text:style-name="T5">(</text:span><text:span text:style-name="T11">chain</text:span><text:span text:style-name="T5">, </text:span><text:span text:style-name="T11">protocol</text:span><text:span text:style-name="T5">):</text:span></text:p><text:p text:style-name="P12"><text:span text:style-name="T5">    </text:span><text:span text:style-name="T6">api_key = request.args.get(</text:span><text:span text:style-name="T8">'api_key'</text:span><text:span text:style-name="T6">)</text:span></text:p><text:p text:style-name="P12"><text:span text:style-name="T5">    </text:span><text:span text:style-name="T6">tier = validate_api_key(api_key)  </text:span><text:span text:style-name="T14"># free, pro, enterprise</text:span></text:p><text:p text:style-name="P13">    </text:p><text:p text:style-name="P12"><text:span text:style-name="T5">    </text:span><text:span text:style-name="T10">if</text:span><text:span text:style-name="T6"> tier == </text:span><text:span text:style-name="T8">'free'</text:span><text:span text:style-name="T6">:</text:span></text:p><text:p text:style-name="P12"><text:span text:style-name="T5">        </text:span><text:span text:style-name="T6">show_branding = </text:span><text:span text:style-name="T10">True</text:span></text:p><text:p text:style-name="P12"><text:span text:style-name="T5">        </text:span><text:span text:style-name="T6">max_days = </text:span><text:span text:style-name="T15">30</text:span></text:p><text:p text:style-name="P12"><text:span text:style-name="T5">    </text:span><text:span text:style-name="T10">elif</text:span><text:span text:style-name="T6"> tier == </text:span><text:span text:style-name="T8">'pro'</text:span><text:span text:style-name="T6">:</text:span></text:p><text:p text:style-name="P12"><text:span text:style-name="T5">        </text:span><text:span text:style-name="T6">show_branding = </text:span><text:span text:style-name="T10">False</text:span></text:p><text:p text:style-name="P12"><text:span text:style-name="T5">        </text:span><text:span text:style-name="T6">max_days = </text:span><text:span text:style-name="T15">365</text:span></text:p><text:p text:style-name="P13">    </text:p><text:p text:style-name="P12"><text:span text:style-name="T5">    </text:span><text:span text:style-name="T10">return</text:span><text:span text:style-name="T6"> render_template(</text:span><text:span text:style-name="T8">'embed.html'</text:span><text:span text:style-name="T6">, </text:span></text:p><text:p text:style-name="P12"><text:span text:style-name="T5">                         </text:span><text:span text:style-name="T12">branding</text:span><text:span text:style-name="T6">=show_branding,</text:span></text:p><text:p text:style-name="P12"><text:span text:style-name="T5">                         </text:span><text:span text:style-name="T12">max_days</text:span><text:span text:style-name="T6">=max_days, ...)</text:span></text:p></draw:text-box></draw:frame></text:p>
        </draw:text-box>
      </draw:frame>
      <draw:frame draw:style-name="fr4" draw:name="Frame2" text:anchor-type="page" text:anchor-page-number="1" svg:x="0in" svg:y="0in" svg:width="0.0161in" draw:z-index="1">
        <draw:text-box fo:min-height="2.7917in">
          <text:p text:style-name="Text_20_body"/>
        </draw:text-box>
      </draw:frame>
      <draw:frame draw:style-name="fr4" draw:name="Frame1" text:anchor-type="page" text:anchor-page-number="1" svg:x="0in" svg:y="0in" svg:width="0.0161in" draw:z-index="0">
        <draw:text-box fo:min-height="0.0161in">
          <text:p text:style-name="Text_20_body"/>
        </draw:text-box>
      </draw:frame>
      <text:p text:style-name="P4"><text:span text:style-name="T1">Defi Tracker – Road to Profit<text:line-break/><text:line-break/></text:span>💰 <text:span text:style-name="T2">Revenue Models (Ranked by Effort/Reward)</text:span></text:p>
      <text:h text:style-name="P2" text:outline-level="3">Tier 1: Quick Wins (0-3 months)</text:h>
      <text:h text:style-name="P3" text:outline-level="4">1. <text:span text:style-name="T2">Freemium Widget Embedding</text:span> 🎯 <text:span text:style-name="T2">START HERE</text:span></text:h>
      <text:p text:style-name="Text_20_body"><text:span text:style-name="T2">Revenue:</text:span> $50-500/month initially<text:span text:style-name="T2">Free Tier:</text:span></text:p>
      <text:list xml:id="list2051250592" text:style-name="L1">
        <text:list-item>
          <text:p text:style-name="P14">Basic iframe embed</text:p>
        </text:list-item>
      </text:list>
      <text:list xml:id="list588232562" text:style-name="L2">
        <text:list-item>
          <text:p text:style-name="P15">30-day history only</text:p>
        </text:list-item>
      </text:list>
      <text:list xml:id="list2218661350" text:style-name="L3">
        <text:list-item>
          <text:p text:style-name="P16">"Powered by DeFi APR Tracker" branding</text:p>
        </text:list-item>
      </text:list>
      <text:list xml:id="list1309973209" text:style-name="L4">
        <text:list-item>
          <text:p text:style-name="P17">Rate limited API calls</text:p>
        </text:list-item>
      </text:list>
      <text:p text:style-name="P8">Paid Tier ($19-49/month):</text:p>
      <text:list xml:id="list1010952960" text:style-name="L5">
        <text:list-item>
          <text:p text:style-name="P18">Remove branding</text:p>
        </text:list-item>
      </text:list>
      <text:list xml:id="list3692169853" text:style-name="L6">
        <text:list-item>
          <text:p text:style-name="P19">Full historical data (1+ years)</text:p>
        </text:list-item>
      </text:list>
      <text:list xml:id="list1261808625" text:style-name="L7">
        <text:list-item>
          <text:p text:style-name="P20">Custom colors/styling</text:p>
        </text:list-item>
      </text:list>
      <text:list xml:id="list2998374570" text:style-name="L8">
        <text:list-item>
          <text:p text:style-name="P21">Higher API rate limits</text:p>
        </text:list-item>
      </text:list>
      <text:list xml:id="list2107588456" text:style-name="L9">
        <text:list-item>
          <text:p text:style-name="P22">Priority support</text:p>
        </text:list-item>
      </text:list>
      <text:p text:style-name="P8">Implementation:</text:p>
      <text:section text:style-name="Sect1" text:name="f7d25e81-ab5b-42e6-99e0-bd7893a5afbf">
        <text:p text:style-name="P130"><draw:frame draw:style-name="fr2" draw:name="Frame10" text:anchor-type="char" svg:x="0in" svg:width="0.0161in" draw:z-index="9"><draw:text-box fo:min-height="2.7917in"><text:p text:style-name="Text_20_body"><draw:frame draw:style-name="fr3" draw:name="Frame12" text:anchor-type="char" svg:width="0.0161in" draw:z-index="11"><draw:text-box fo:min-height="0.0161in"><text:p text:style-name="Text_20_body"><draw:frame draw:style-name="fr3" draw:name="Frame13" text:anchor-type="char" svg:width="0.0161in" draw:z-index="12"><draw:text-box fo:min-height="0.0161in"><text:p text:style-name="Text_20_body"/></draw:text-box></draw:frame></text:p></draw:text-box></draw:frame><draw:frame draw:style-name="fr3" draw:name="Frame11" text:anchor-type="char" svg:width="0.0161in" draw:z-index="10"><draw:text-box fo:min-height="2.7917in"><text:p text:style-name="Text_20_body"/></draw:text-box></draw:frame></text:p></draw:text-box></draw:frame><draw:frame draw:style-name="fr2" draw:name="Frame7" text:anchor-type="char" svg:x="0in" svg:width="3.7811in" draw:z-index="6"><draw:text-box fo:min-height="0.0626in"><draw:frame draw:style-name="fr1" draw:name="Frame8" text:anchor-type="frame" svg:x="0in" svg:y="0in" svg:width="2.9165in" draw:z-index="7"><draw:text-box fo:min-height="0.0626in"><text:p text:style-name="Text_20_body"/></draw:text-box></draw:frame><text:p text:style-name="Text_20_body"/></draw:text-box></draw:frame><draw:frame draw:style-name="fr3" draw:name="Frame3" text:anchor-type="char" svg:width="0.0161in" draw:z-index="2"><draw:text-box fo:min-height="2.7917in"><draw:frame draw:style-name="fr1" draw:name="Frame4" text:anchor-type="frame" svg:x="0in" svg:y="0in" svg:width="0.0161in" draw:z-index="3"><draw:text-box fo:min-height="0.1665in"><text:p text:style-name="Text_20_body"/></draw:text-box></draw:frame><text:p text:style-name="Text_20_body"/></draw:text-box></draw:frame></text:p>
      </text:section>
      <text:p text:style-name="P8">Target Customers:</text:p>
      <text:list xml:id="list1771449962" text:style-name="L10">
        <text:list-item>
          <text:p text:style-name="P23">DeFi protocol websites (show their own pools)</text:p>
        </text:list-item>
      </text:list>
      <text:list xml:id="list3012004547" text:style-name="L11">
        <text:list-item>
          <text:p text:style-name="P24">Crypto news sites (TechCrunch, CoinDesk)</text:p>
        </text:list-item>
      </text:list>
      <text:list xml:id="list245098572" text:style-name="L12">
        <text:list-item>
          <text:p text:style-name="P25">Yield aggregators (YieldWatch, DeFi Llama competitors)</text:p>
        </text:list-item>
      </text:list>
      <text:list xml:id="list4058480" text:style-name="L13">
        <text:list-item>
          <text:p text:style-name="P26">Individual bloggers/creators</text:p>
        </text:list-item>
      </text:list>
      <text:p text:style-name="Horizontal_20_Line"/>
      <text:h text:style-name="P3" text:outline-level="4">2. <text:span text:style-name="T2">API Access Subscriptions</text:span> 💎</text:h>
      <text:p text:style-name="Text_20_body"><text:span text:style-name="T2">Revenue:</text:span> $100-1,000/month<text:span text:style-name="T2">Tiers:</text:span></text:p>
      <text:list xml:id="list3591959252" text:style-name="L14">
        <text:list-item>
          <text:p text:style-name="P27"><text:span text:style-name="T2">Hobbyist ($9/mo):</text:span> 1,000 API calls/day</text:p>
        </text:list-item>
      </text:list>
      <text:list xml:id="list1758443088" text:style-name="L15">
        <text:list-item>
          <text:p text:style-name="P28"><text:span text:style-name="T2">Pro ($49/mo):</text:span> 10,000 calls/day, historical data</text:p>
        </text:list-item>
      </text:list>
      <text:list xml:id="list3552778661" text:style-name="L16">
        <text:list-item>
          <text:p text:style-name="P29"><text:span text:style-name="T2">Business ($199/mo):</text:span> Unlimited calls, webhook alerts, CSV exports</text:p>
        </text:list-item>
      </text:list>
      <text:list xml:id="list395450672" text:style-name="L17">
        <text:list-item>
          <text:p text:style-name="P30"><text:span text:style-name="T2">Enterprise ($499+/mo):</text:span> Custom contracts, dedicated support, white-label</text:p>
        </text:list-item>
      </text:list>
      <text:p text:style-name="P8">Key Features:</text:p>
      <text:list xml:id="list2262567360" text:style-name="L18">
        <text:list-item>
          <text:p text:style-name="P31">RESTful API access to all historical data</text:p>
        </text:list-item>
      </text:list>
      <text:list xml:id="list1897193221" text:style-name="L19">
        <text:list-item>
          <text:p text:style-name="P32">Webhook notifications on APR changes</text:p>
        </text:list-item>
      </text:list>
      <text:list xml:id="list232383924" text:style-name="L20">
        <text:list-item>
          <text:p text:style-name="P33">Bulk CSV/JSON exports</text:p>
        </text:list-item>
      </text:list>
      <text:list xml:id="list1942725428" text:style-name="L21">
        <text:list-item>
          <text:p text:style-name="P34">Custom alerts (e.g., "notify when NIGHT-ADA &gt; 60%")</text:p>
        </text:list-item>
      </text:list>
      <text:p text:style-name="P8"><text:soft-page-break/>Target Customers:</text:p>
      <text:list xml:id="list2747447007" text:style-name="L22">
        <text:list-item>
          <text:p text:style-name="P35">Trading bots/algorithms</text:p>
        </text:list-item>
      </text:list>
      <text:list xml:id="list1907197120" text:style-name="L23">
        <text:list-item>
          <text:p text:style-name="P36">Portfolio trackers (Zapper, DeBank)</text:p>
        </text:list-item>
      </text:list>
      <text:list xml:id="list174730027" text:style-name="L24">
        <text:list-item>
          <text:p text:style-name="P37">Analytics platforms</text:p>
        </text:list-item>
      </text:list>
      <text:list xml:id="list959931219" text:style-name="L25">
        <text:list-item>
          <text:p text:style-name="P38">Hedge funds/institutions</text:p>
        </text:list-item>
      </text:list>
      <text:p text:style-name="Horizontal_20_Line"/>
      <text:h text:style-name="P3" text:outline-level="4">3. <text:span text:style-name="T2">Affiliate Commissions</text:span> 🤝 <text:span text:style-name="T2">PASSIVE INCOME</text:span></text:h>
      <text:p text:style-name="Text_20_body"><text:span text:style-name="T2">Revenue:</text:span> $200-2,000/month (ongoing)<text:span text:style-name="T2">Strategy:</text:span>Add referral links to protocols tracked:</text:p>
      <text:list xml:id="list2001397435" text:style-name="L26">
        <text:list-item>
          <text:p text:style-name="P39">Minswap: Earn % of fees from referred liquidity</text:p>
        </text:list-item>
      </text:list>
      <text:list xml:id="list1430483749" text:style-name="L27">
        <text:list-item>
          <text:p text:style-name="P40">Kinetic: Referral bonuses</text:p>
        </text:list-item>
      </text:list>
      <text:list xml:id="list1703584606" text:style-name="L28">
        <text:list-item>
          <text:p text:style-name="P41">Future protocols: Negotiate rev-share deals</text:p>
        </text:list-item>
      </text:list>
      <text:p text:style-name="P8">Implementation:</text:p>
      <text:section text:style-name="Sect1" text:name="ee5f8691-51ef-46cc-b073-949901aa4da7">
        <text:p text:style-name="P130"><draw:frame draw:style-name="fr2" draw:name="Frame23" text:anchor-type="char" svg:x="0in" svg:width="0.0161in" draw:z-index="22"><draw:text-box fo:min-height="1.4583in"><text:p text:style-name="Text_20_body"><draw:frame draw:style-name="fr3" draw:name="Frame25" text:anchor-type="char" svg:width="0.0161in" draw:z-index="24"><draw:text-box fo:min-height="0.0161in"><text:p text:style-name="Text_20_body"><draw:frame draw:style-name="fr3" draw:name="Frame26" text:anchor-type="char" svg:width="0.0161in" draw:z-index="25"><draw:text-box fo:min-height="0.0161in"><text:p text:style-name="Text_20_body"/></draw:text-box></draw:frame></text:p></draw:text-box></draw:frame><draw:frame draw:style-name="fr3" draw:name="Frame24" text:anchor-type="char" svg:width="0.0161in" draw:z-index="23"><draw:text-box fo:min-height="1.4583in"><text:p text:style-name="Text_20_body"/></draw:text-box></draw:frame></text:p></draw:text-box></draw:frame><draw:frame draw:style-name="fr2" draw:name="Frame20" text:anchor-type="char" svg:x="0in" svg:width="3.7811in" draw:z-index="19"><draw:text-box fo:min-height="0.0626in"><draw:frame draw:style-name="fr1" draw:name="Frame21" text:anchor-type="frame" svg:x="0in" svg:y="0in" svg:width="2.9165in" draw:z-index="20"><draw:text-box fo:min-height="0.0626in"><text:p text:style-name="Text_20_body"/></draw:text-box></draw:frame><text:p text:style-name="Text_20_body"/></draw:text-box></draw:frame><draw:frame draw:style-name="fr3" draw:name="Frame16" text:anchor-type="char" svg:width="0.0161in" draw:z-index="15"><draw:text-box fo:min-height="1.4583in"><draw:frame draw:style-name="fr1" draw:name="Frame17" text:anchor-type="frame" svg:x="0in" svg:y="0in" svg:width="0.0161in" draw:z-index="16"><draw:text-box fo:min-height="0.1665in"><text:p text:style-name="Text_20_body"/></draw:text-box></draw:frame><text:p text:style-name="Text_20_body"/></draw:text-box></draw:frame></text:p>
      </text:section>
      <text:p text:style-name="P8">Potential Earnings:</text:p>
      <text:list xml:id="list2913484378" text:style-name="L29">
        <text:list-item>
          <text:p text:style-name="P42">$10-50 per user who provides liquidity</text:p>
        </text:list-item>
      </text:list>
      <text:list xml:id="list2456754090" text:style-name="L30">
        <text:list-item>
          <text:p text:style-name="P43">0.1-0.5% of total volume referred</text:p>
        </text:list-item>
      </text:list>
      <text:list xml:id="list176090643" text:style-name="L31">
        <text:list-item>
          <text:p text:style-name="P44">Could generate $500-5K/month with traffic</text:p>
        </text:list-item>
      </text:list>
      <text:p text:style-name="Horizontal_20_Line"/>
      <text:h text:style-name="P2" text:outline-level="3">Tier 2: Scale-Up (3-6 months)</text:h>
      <text:h text:style-name="P3" text:outline-level="4">4. <text:span text:style-name="T2">Premium Analytics Dashboard</text:span> 📊</text:h>
      <text:p text:style-name="Text_20_body"><text:span text:style-name="T2">Revenue:</text:span> $500-5,000/month<text:span text:style-name="T2">Features:</text:span></text:p>
      <text:list xml:id="list704732814" text:style-name="L32">
        <text:list-item>
          <text:p text:style-name="P45">Portfolio tracking (connect wallet, see total earnings)</text:p>
        </text:list-item>
      </text:list>
      <text:list xml:id="list2756755361" text:style-name="L33">
        <text:list-item>
          <text:p text:style-name="P46">Comparative analytics (Minswap vs Kinetic vs competitors)</text:p>
        </text:list-item>
      </text:list>
      <text:list xml:id="list3867499859" text:style-name="L34">
        <text:list-item>
          <text:p text:style-name="P47">Projected earnings calculator</text:p>
        </text:list-item>
      </text:list>
      <text:list xml:id="list2751524788" text:style-name="L35">
        <text:list-item>
          <text:p text:style-name="P48">Tax reporting tools</text:p>
        </text:list-item>
      </text:list>
      <text:list xml:id="list2270011447" text:style-name="L36">
        <text:list-item>
          <text:p text:style-name="P49">Mobile app</text:p>
        </text:list-item>
      </text:list>
      <text:p text:style-name="P8">Pricing:</text:p>
      <text:list xml:id="list180258744" text:style-name="L37">
        <text:list-item>
          <text:p text:style-name="P50"><text:span text:style-name="T2">Pro ($29/mo):</text:span> Connect 1 wallet, basic analytics</text:p>
        </text:list-item>
      </text:list>
      <text:list xml:id="list3102135175" text:style-name="L38">
        <text:list-item>
          <text:p text:style-name="P51"><text:span text:style-name="T2">Whale ($99/mo):</text:span> Unlimited wallets, advanced analytics, API access</text:p>
        </text:list-item>
      </text:list>
      <text:list xml:id="list4194942645" text:style-name="L39">
        <text:list-item>
          <text:p text:style-name="P52"><text:span text:style-name="T2">DAO/Team ($299/mo):</text:span> Multi-user, shared dashboards, custom reports</text:p>
        </text:list-item>
      </text:list>
      <text:p text:style-name="P8">Target Customers:</text:p>
      <text:list xml:id="list702751411" text:style-name="L40">
        <text:list-item>
          <text:p text:style-name="P53">Active DeFi users managing multiple positions</text:p>
        </text:list-item>
      </text:list>
      <text:list xml:id="list1614301010" text:style-name="L41">
        <text:list-item>
          <text:p text:style-name="P54">DAOs tracking treasury yields</text:p>
        </text:list-item>
      </text:list>
      <text:list xml:id="list3864152080" text:style-name="L42">
        <text:list-item>
          <text:p text:style-name="P55">Fund managers</text:p>
        </text:list-item>
      </text:list>
      <text:p text:style-name="Horizontal_20_Line"><text:soft-page-break/></text:p>
      <text:h text:style-name="P3" text:outline-level="4">5. <text:span text:style-name="T2">White-Label Solutions</text:span> 🏢</text:h>
      <text:p text:style-name="Text_20_body"><text:span text:style-name="T2">Revenue:</text:span> $1,000-10,000/month<text:span text:style-name="T2">Offer:</text:span></text:p>
      <text:list xml:id="list4081286597" text:style-name="L43">
        <text:list-item>
          <text:p text:style-name="P56">Full platform customization for protocols</text:p>
        </text:list-item>
      </text:list>
      <text:list xml:id="list1814225323" text:style-name="L44">
        <text:list-item>
          <text:p text:style-name="P57">Branded dashboards (e.g., "Minswap Analytics powered by your tech")</text:p>
        </text:list-item>
      </text:list>
      <text:list xml:id="list2119062959" text:style-name="L45">
        <text:list-item>
          <text:p text:style-name="P58">Self-hosted option</text:p>
        </text:list-item>
      </text:list>
      <text:list xml:id="list1817513681" text:style-name="L46">
        <text:list-item>
          <text:p text:style-name="P59">Custom integrations</text:p>
        </text:list-item>
      </text:list>
      <text:p text:style-name="P8">Pricing:</text:p>
      <text:list xml:id="list611200649" text:style-name="L47">
        <text:list-item>
          <text:p text:style-name="P60"><text:span text:style-name="T2">Setup:</text:span> $5,000-20,000 one-time</text:p>
        </text:list-item>
      </text:list>
      <text:list xml:id="list3222789029" text:style-name="L48">
        <text:list-item>
          <text:p text:style-name="P61"><text:span text:style-name="T2">Monthly:</text:span> $500-2,000/month maintenance</text:p>
        </text:list-item>
      </text:list>
      <text:p text:style-name="P8">Target Customers:</text:p>
      <text:list xml:id="list2619774095" text:style-name="L49">
        <text:list-item>
          <text:p text:style-name="P62">DeFi protocols wanting their own analytics</text:p>
        </text:list-item>
      </text:list>
      <text:list xml:id="list1318086109" text:style-name="L50">
        <text:list-item>
          <text:p text:style-name="P63">Blockchain foundations (Cardano, Flare)</text:p>
        </text:list-item>
      </text:list>
      <text:list xml:id="list1740994009" text:style-name="L51">
        <text:list-item>
          <text:p text:style-name="P64">Crypto exchanges</text:p>
        </text:list-item>
      </text:list>
      <text:p text:style-name="Horizontal_20_Line"/>
      <text:h text:style-name="P3" text:outline-level="4">6. <text:span text:style-name="T2">Display Advertising</text:span> 💸 <text:span text:style-name="T2">PASSIVE</text:span></text:h>
      <text:p text:style-name="Text_20_body"><text:span text:style-name="T2">Revenue:</text:span> $100-500/month initially<text:span text:style-name="T2">Strategy:</text:span></text:p>
      <text:list xml:id="list3533473114" text:style-name="L52">
        <text:list-item>
          <text:p text:style-name="P65">Google AdSense on free tier</text:p>
        </text:list-item>
      </text:list>
      <text:list xml:id="list1343474397" text:style-name="L53">
        <text:list-item>
          <text:p text:style-name="P66">Direct crypto ad networks (Coinzilla, Bitmedia)</text:p>
        </text:list-item>
      </text:list>
      <text:list xml:id="list1147144526" text:style-name="L54">
        <text:list-item>
          <text:p text:style-name="P67">Sponsored protocol listings</text:p>
        </text:list-item>
      </text:list>
      <text:p text:style-name="P8">CPM Rates:</text:p>
      <text:list xml:id="list812644965" text:style-name="L55">
        <text:list-item>
          <text:p text:style-name="P68">Crypto niche: $5-20 CPM</text:p>
        </text:list-item>
      </text:list>
      <text:list xml:id="list2356119381" text:style-name="L56">
        <text:list-item>
          <text:p text:style-name="P69">Need ~50K monthly visitors for meaningful income</text:p>
        </text:list-item>
      </text:list>
      <text:p text:style-name="Horizontal_20_Line"/>
      <text:h text:style-name="P2" text:outline-level="3">Tier 3: Long-Term Plays (6-12 months)</text:h>
      <text:h text:style-name="P3" text:outline-level="4">7. <text:span text:style-name="T2">Data Licensing</text:span> 📈</text:h>
      <text:p text:style-name="Text_20_body"><text:span text:style-name="T2">Revenue:</text:span> $2,000-20,000/month<text:span text:style-name="T2">Offer:</text:span></text:p>
      <text:list xml:id="list1786656351" text:style-name="L57">
        <text:list-item>
          <text:p text:style-name="P70">Historical APR database access</text:p>
        </text:list-item>
      </text:list>
      <text:list xml:id="list1029899806" text:style-name="L58">
        <text:list-item>
          <text:p text:style-name="P71">Real-time data feeds</text:p>
        </text:list-item>
      </text:list>
      <text:list xml:id="list3442547019" text:style-name="L59">
        <text:list-item>
          <text:p text:style-name="P72">Custom data science projects</text:p>
        </text:list-item>
      </text:list>
      <text:p text:style-name="P8">Target Customers:</text:p>
      <text:list xml:id="list3266242490" text:style-name="L60">
        <text:list-item>
          <text:p text:style-name="P73">Bloomberg, TradingView, CoinGecko</text:p>
        </text:list-item>
      </text:list>
      <text:list xml:id="list2765035206" text:style-name="L61">
        <text:list-item>
          <text:p text:style-name="P74">Research firms</text:p>
        </text:list-item>
      </text:list>
      <text:list xml:id="list3257595849" text:style-name="L62">
        <text:list-item>
          <text:p text:style-name="P75"><text:soft-page-break/>Academic institutions</text:p>
        </text:list-item>
      </text:list>
      <text:list xml:id="list1737930877" text:style-name="L63">
        <text:list-item>
          <text:p text:style-name="P76">Crypto hedge funds</text:p>
        </text:list-item>
      </text:list>
      <text:p text:style-name="Horizontal_20_Line"/>
      <text:h text:style-name="P3" text:outline-level="4">8. <text:span text:style-name="T2">Educational Content (Courses/Newsletter)</text:span> 📚</text:h>
      <text:p text:style-name="Text_20_body"><text:span text:style-name="T2">Revenue:</text:span> $500-5,000/month<text:span text:style-name="T2">Products:</text:span></text:p>
      <text:list xml:id="list118020841" text:style-name="L64">
        <text:list-item>
          <text:p text:style-name="P77"><text:span text:style-name="T2">Newsletter ($5-10/mo):</text:span> "Top 10 Yields This Week" with analysis</text:p>
        </text:list-item>
      </text:list>
      <text:list xml:id="list1035120652" text:style-name="L65">
        <text:list-item>
          <text:p text:style-name="P78"><text:span text:style-name="T2">Course ($99-299):</text:span> "DeFi Yield Farming Masterclass"</text:p>
        </text:list-item>
      </text:list>
      <text:list xml:id="list3013721308" text:style-name="L66">
        <text:list-item>
          <text:p text:style-name="P79"><text:span text:style-name="T2">Consulting ($200-500/hr):</text:span> Help users optimize portfolios</text:p>
        </text:list-item>
      </text:list>
      <text:p text:style-name="P8">Distribution:</text:p>
      <text:list xml:id="list4179231945" text:style-name="L67">
        <text:list-item>
          <text:p text:style-name="P80">Substack/Ghost for newsletter</text:p>
        </text:list-item>
      </text:list>
      <text:list xml:id="list1232063228" text:style-name="L68">
        <text:list-item>
          <text:p text:style-name="P81">Gumroad/Teachable for courses</text:p>
        </text:list-item>
      </text:list>
      <text:list xml:id="list2483674598" text:style-name="L69">
        <text:list-item>
          <text:p text:style-name="P82">Direct bookings via Calendly</text:p>
        </text:list-item>
      </text:list>
      <text:p text:style-name="Horizontal_20_Line"/>
      <text:h text:style-name="P1" text:outline-level="2">🎯 <text:span text:style-name="T2">Recommended Launch Strategy</text:span></text:h>
      <text:h text:style-name="P2" text:outline-level="3">Month 1-2: Foundation</text:h>
      <text:list xml:id="list3399738929" text:style-name="L70">
        <text:list-item text:start-value="1">
          <text:p text:style-name="P83">✅ <text:span text:style-name="T2">You're here:</text:span> Platform built, data flowing</text:p>
        </text:list-item>
      </text:list>
      <text:list xml:id="list3889290939" text:style-name="L71">
        <text:list-item text:start-value="2">
          <text:p text:style-name="P84">Add API key authentication system</text:p>
        </text:list-item>
      </text:list>
      <text:list xml:id="list3728008250" text:style-name="L72">
        <text:list-item text:start-value="3">
          <text:p text:style-name="P85">Create pricing page</text:p>
        </text:list-item>
      </text:list>
      <text:list xml:id="list2375615350" text:style-name="L73">
        <text:list-item text:start-value="4">
          <text:p text:style-name="P86">Set up Stripe for payments</text:p>
        </text:list-item>
      </text:list>
      <text:list xml:id="list3638045585" text:style-name="L74">
        <text:list-item text:start-value="5">
          <text:p text:style-name="P87">Add "Upgrade to Pro" CTAs to free embeds</text:p>
        </text:list-item>
      </text:list>
      <text:p text:style-name="P8">Tools:</text:p>
      <text:list xml:id="list1976492311" text:style-name="L75">
        <text:list-item>
          <text:p text:style-name="P88">Stripe for payments</text:p>
        </text:list-item>
      </text:list>
      <text:list xml:id="list1894192577" text:style-name="L76">
        <text:list-item>
          <text:p text:style-name="P89">Auth0/Firebase for user auth</text:p>
        </text:list-item>
      </text:list>
      <text:list xml:id="list3547642515" text:style-name="L77">
        <text:list-item>
          <text:p text:style-name="P90">Simple dashboard for key management</text:p>
        </text:list-item>
      </text:list>
      <text:p text:style-name="P8">Quick Code:</text:p>
      <text:section text:style-name="Sect1" text:name="e74c6120-e63f-4a49-842e-f933c769830c">
        <text:p text:style-name="P130"><draw:frame draw:style-name="fr2" draw:name="Frame36" text:anchor-type="char" svg:x="0in" svg:width="0.0161in" draw:z-index="35"><draw:text-box fo:min-height="3.4583in"><text:p text:style-name="Text_20_body"><draw:frame draw:style-name="fr3" draw:name="Frame38" text:anchor-type="char" svg:width="0.0161in" draw:z-index="37"><draw:text-box fo:min-height="0.0161in"><text:p text:style-name="Text_20_body"><draw:frame draw:style-name="fr3" draw:name="Frame39" text:anchor-type="char" svg:width="0.0161in" draw:z-index="38"><draw:text-box fo:min-height="0.0161in"><text:p text:style-name="Text_20_body"/></draw:text-box></draw:frame></text:p></draw:text-box></draw:frame><draw:frame draw:style-name="fr3" draw:name="Frame37" text:anchor-type="char" svg:width="0.0161in" draw:z-index="36"><draw:text-box fo:min-height="3.4583in"><text:p text:style-name="Text_20_body"/></draw:text-box></draw:frame></text:p></draw:text-box></draw:frame><draw:frame draw:style-name="fr2" draw:name="Frame33" text:anchor-type="char" svg:x="0in" svg:width="3.7811in" draw:z-index="32"><draw:text-box fo:min-height="0.0626in"><draw:frame draw:style-name="fr1" draw:name="Frame34" text:anchor-type="frame" svg:x="0in" svg:y="0in" svg:width="2.7083in" draw:z-index="33"><draw:text-box fo:min-height="0.0626in"><text:p text:style-name="Text_20_body"/></draw:text-box></draw:frame><text:p text:style-name="Text_20_body"/></draw:text-box></draw:frame><draw:frame draw:style-name="fr3" draw:name="Frame29" text:anchor-type="char" svg:width="0.0161in" draw:z-index="28"><draw:text-box fo:min-height="3.4583in"><draw:frame draw:style-name="fr1" draw:name="Frame30" text:anchor-type="frame" svg:x="0in" svg:y="0in" svg:width="0.0161in" draw:z-index="29"><draw:text-box fo:min-height="0.1665in"><text:p text:style-name="Text_20_body"/></draw:text-box></draw:frame><text:p text:style-name="Text_20_body"/></draw:text-box></draw:frame></text:p>
      </text:section>
      <text:p text:style-name="Horizontal_20_Line"/>
      <text:h text:style-name="P2" text:outline-level="3">Month 3-4: Growth</text:h>
      <text:list xml:id="list3152626450" text:style-name="L78">
        <text:list-item text:start-value="1">
          <text:p text:style-name="P91">Reach out to 10-20 DeFi protocols</text:p>
        </text:list-item>
      </text:list>
      <text:list xml:id="list3270548415" text:style-name="L79">
        <text:list-item text:start-value="2">
          <text:p text:style-name="P92">Offer free custom widgets in exchange for testimonials</text:p>
        </text:list-item>
      </text:list>
      <text:list xml:id="list1642696538" text:style-name="L80">
        <text:list-item text:start-value="3">
          <text:p text:style-name="P93">List on Product Hunt, Hacker News</text:p>
        </text:list-item>
      </text:list>
      <text:list xml:id="list398652513" text:style-name="L81">
        <text:list-item text:start-value="4">
          <text:p text:style-name="P94">Write guest posts on crypto sites</text:p>
        </text:list-item>
      </text:list>
      <text:list xml:id="list2536010583" text:style-name="L82">
        <text:list-item text:start-value="5">
          <text:p text:style-name="P95"><text:soft-page-break/>Join protocol Discord/Telegram, provide value</text:p>
        </text:list-item>
      </text:list>
      <text:p text:style-name="P9"><text:span text:style-name="T2">Outreach Template:</text:span>&gt; Hey [Protocol] team!&gt;&gt; I built a historical APR tracking tool with embeddable widgets. Would love to offer you a free custom widget for your docs/site showing your pool APRs over time. Great for transparency + user confidence.&gt;&gt; Example: [link to your Minswap charts]&gt;&gt; Interested? Takes 5 min to set up.</text:p>
      <text:p text:style-name="Horizontal_20_Line"/>
      <text:h text:style-name="P2" text:outline-level="3">Month 5-6: Monetization</text:h>
      <text:list xml:id="list1305541859" text:style-name="L83">
        <text:list-item text:start-value="1">
          <text:p text:style-name="P96">Launch paid API tiers</text:p>
        </text:list-item>
      </text:list>
      <text:list xml:id="list174516110" text:style-name="L84">
        <text:list-item text:start-value="2">
          <text:p text:style-name="P97">Add affiliate links to all tracked protocols</text:p>
        </text:list-item>
      </text:list>
      <text:list xml:id="list3032626078" text:style-name="L85">
        <text:list-item text:start-value="3">
          <text:p text:style-name="P98">Set up white-label offering</text:p>
        </text:list-item>
      </text:list>
      <text:list xml:id="list3495614657" text:style-name="L86">
        <text:list-item text:start-value="4">
          <text:p text:style-name="P99">Create comparison content (protocol X vs Y)</text:p>
        </text:list-item>
      </text:list>
      <text:list xml:id="list85624430" text:style-name="L87">
        <text:list-item text:start-value="5">
          <text:p text:style-name="P100">Build email list (offer free weekly yield report)</text:p>
        </text:list-item>
      </text:list>
      <text:p text:style-name="P9"><text:span text:style-name="T2">Goal:</text:span> $1,000-2,000 MRR</text:p>
      <text:p text:style-name="Horizontal_20_Line"/>
      <text:h text:style-name="P1" text:outline-level="2">📊 <text:span text:style-name="T2">Revenue Projections</text:span></text:h>
      <text:h text:style-name="P2" text:outline-level="3">Conservative (12 months)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 table:style-name="TableLine94821566366208">
            <table:table-cell table:style-name="Table1.A1" office:value-type="string">
              <text:p text:style-name="P7">Source</text:p>
            </table:table-cell>
            <table:table-cell table:style-name="Table1.A1" office:value-type="string">
              <text:p text:style-name="P7">Month 3</text:p>
            </table:table-cell>
            <table:table-cell table:style-name="Table1.A1" office:value-type="string">
              <text:p text:style-name="P7">Month 6</text:p>
            </table:table-cell>
            <table:table-cell table:style-name="Table1.A1" office:value-type="string">
              <text:p text:style-name="P7">Month 12</text:p>
            </table:table-cell>
          </table:table-row>
        </table:table-header-rows>
        <table:table-row table:style-name="TableLine94821566366208">
          <table:table-cell table:style-name="Table1.A1" office:value-type="string">
            <text:p text:style-name="P5">API subscriptions (5-10 users @ $49-199)</text:p>
          </table:table-cell>
          <table:table-cell table:style-name="Table1.A1" office:value-type="string">
            <text:p text:style-name="P5">$200</text:p>
          </table:table-cell>
          <table:table-cell table:style-name="Table1.A1" office:value-type="string">
            <text:p text:style-name="P5">$500</text:p>
          </table:table-cell>
          <table:table-cell table:style-name="Table1.A1" office:value-type="string">
            <text:p text:style-name="P5">$1,500</text:p>
          </table:table-cell>
        </table:table-row>
        <table:table-row table:style-name="TableLine94821566366208">
          <table:table-cell table:style-name="Table1.A1" office:value-type="string">
            <text:p text:style-name="P5">Widget Pro (10-20 sites @ $29)</text:p>
          </table:table-cell>
          <table:table-cell table:style-name="Table1.A1" office:value-type="string">
            <text:p text:style-name="P5">$150</text:p>
          </table:table-cell>
          <table:table-cell table:style-name="Table1.A1" office:value-type="string">
            <text:p text:style-name="P5">$400</text:p>
          </table:table-cell>
          <table:table-cell table:style-name="Table1.A1" office:value-type="string">
            <text:p text:style-name="P5">$800</text:p>
          </table:table-cell>
        </table:table-row>
        <table:table-row table:style-name="TableLine94821566366208">
          <table:table-cell table:style-name="Table1.A1" office:value-type="string">
            <text:p text:style-name="P5">Affiliates (passive)</text:p>
          </table:table-cell>
          <table:table-cell table:style-name="Table1.A1" office:value-type="string">
            <text:p text:style-name="P5">$50</text:p>
          </table:table-cell>
          <table:table-cell table:style-name="Table1.A1" office:value-type="string">
            <text:p text:style-name="P5">$300</text:p>
          </table:table-cell>
          <table:table-cell table:style-name="Table1.A1" office:value-type="string">
            <text:p text:style-name="P5">$1,000</text:p>
          </table:table-cell>
        </table:table-row>
        <table:table-row table:style-name="TableLine94821566366208">
          <table:table-cell table:style-name="Table1.A1" office:value-type="string">
            <text:p text:style-name="P5">Ads (traffic growth)</text:p>
          </table:table-cell>
          <table:table-cell table:style-name="Table1.A1" office:value-type="string">
            <text:p text:style-name="P5">$0</text:p>
          </table:table-cell>
          <table:table-cell table:style-name="Table1.A1" office:value-type="string">
            <text:p text:style-name="P5">$100</text:p>
          </table:table-cell>
          <table:table-cell table:style-name="Table1.A1" office:value-type="string">
            <text:p text:style-name="P5">$500</text:p>
          </table:table-cell>
        </table:table-row>
        <table:table-row table:style-name="TableLine94821566366208">
          <table:table-cell table:style-name="Table1.A1" office:value-type="string">
            <text:p text:style-name="P6">Total MRR</text:p>
          </table:table-cell>
          <table:table-cell table:style-name="Table1.A1" office:value-type="string">
            <text:p text:style-name="P6">$400</text:p>
          </table:table-cell>
          <table:table-cell table:style-name="Table1.A1" office:value-type="string">
            <text:p text:style-name="P6">$1,300</text:p>
          </table:table-cell>
          <table:table-cell table:style-name="Table1.A1" office:value-type="string">
            <text:p text:style-name="P6">$3,800</text:p>
          </table:table-cell>
        </table:table-row>
      </table:table>
      <text:h text:style-name="P2" text:outline-level="3"><draw:frame draw:style-name="fr2" draw:name="Frame40" text:anchor-type="char" svg:x="0in" svg:width="3.9272in" draw:z-index="39"><draw:text-box fo:min-height="0.1043in"><draw:frame draw:style-name="fr1" draw:name="Frame41" text:anchor-type="frame" svg:x="0in" svg:y="0in" svg:width="2.9374in" draw:z-index="40"><draw:text-box fo:min-height="0.1043in"><text:p text:style-name="Text_20_body"/></draw:text-box></draw:frame><text:p text:style-name="Text_20_body"/></draw:text-box></draw:frame>Optimistic (with good execution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821567916560">
            <table:table-cell table:style-name="Table2.A1" office:value-type="string">
              <text:p text:style-name="P7">Source</text:p>
            </table:table-cell>
            <table:table-cell table:style-name="Table2.A1" office:value-type="string">
              <text:p text:style-name="P7">Month 6</text:p>
            </table:table-cell>
            <table:table-cell table:style-name="Table2.A1" office:value-type="string">
              <text:p text:style-name="P7">Month 12</text:p>
            </table:table-cell>
          </table:table-row>
        </table:table-header-rows>
        <table:table-row table:style-name="TableLine94821567916560">
          <table:table-cell table:style-name="Table2.A1" office:value-type="string">
            <text:p text:style-name="P5">API subscriptions</text:p>
          </table:table-cell>
          <table:table-cell table:style-name="Table2.A1" office:value-type="string">
            <text:p text:style-name="P5">$1,500</text:p>
          </table:table-cell>
          <table:table-cell table:style-name="Table2.A1" office:value-type="string">
            <text:p text:style-name="P5">$5,000</text:p>
          </table:table-cell>
        </table:table-row>
        <table:table-row table:style-name="TableLine94821567916560">
          <table:table-cell table:style-name="Table2.A1" office:value-type="string">
            <text:p text:style-name="P5">Widget Pro</text:p>
          </table:table-cell>
          <table:table-cell table:style-name="Table2.A1" office:value-type="string">
            <text:p text:style-name="P5">$800</text:p>
          </table:table-cell>
          <table:table-cell table:style-name="Table2.A1" office:value-type="string">
            <text:p text:style-name="P5">$2,000</text:p>
          </table:table-cell>
        </table:table-row>
        <table:table-row table:style-name="TableLine94821567916560">
          <table:table-cell table:style-name="Table2.A1" office:value-type="string">
            <text:p text:style-name="P5">White-label (1-2 clients)</text:p>
          </table:table-cell>
          <table:table-cell table:style-name="Table2.A1" office:value-type="string">
            <text:p text:style-name="P5">$1,000</text:p>
          </table:table-cell>
          <table:table-cell table:style-name="Table2.A1" office:value-type="string">
            <text:p text:style-name="P5">$3,000</text:p>
          </table:table-cell>
        </table:table-row>
        <table:table-row table:style-name="TableLine94821567916560">
          <table:table-cell table:style-name="Table2.A1" office:value-type="string">
            <text:p text:style-name="P5">Affiliates</text:p>
          </table:table-cell>
          <table:table-cell table:style-name="Table2.A1" office:value-type="string">
            <text:p text:style-name="P5">$500</text:p>
          </table:table-cell>
          <table:table-cell table:style-name="Table2.A1" office:value-type="string">
            <text:p text:style-name="P5">$2,000</text:p>
          </table:table-cell>
        </table:table-row>
        <text:soft-page-break/>
        <table:table-row table:style-name="TableLine94821567916560">
          <table:table-cell table:style-name="Table2.A1" office:value-type="string">
            <text:p text:style-name="P5">Premium Dashboard</text:p>
          </table:table-cell>
          <table:table-cell table:style-name="Table2.A1" office:value-type="string">
            <text:p text:style-name="P5">$0</text:p>
          </table:table-cell>
          <table:table-cell table:style-name="Table2.A1" office:value-type="string">
            <text:p text:style-name="P5">$1,500</text:p>
          </table:table-cell>
        </table:table-row>
        <table:table-row table:style-name="TableLine94821567916560">
          <table:table-cell table:style-name="Table2.A1" office:value-type="string">
            <text:p text:style-name="P6">Total MRR</text:p>
          </table:table-cell>
          <table:table-cell table:style-name="Table2.A1" office:value-type="string">
            <text:p text:style-name="P6">$3,800</text:p>
          </table:table-cell>
          <table:table-cell table:style-name="Table2.A1" office:value-type="string">
            <text:p text:style-name="P6">$13,500</text:p>
          </table:table-cell>
        </table:table-row>
      </table:table>
      <text:p text:style-name="Horizontal_20_Line"/>
      <text:h text:style-name="P1" text:outline-level="2">🚀 <text:span text:style-name="T2">Action Plan: First 30 Days</text:span></text:h>
      <text:h text:style-name="P2" text:outline-level="3">Week 1: Build Payment Infrastructure</text:h>
      <text:list xml:id="list3773196082" text:style-name="L88">
        <text:list-item>
          <text:p text:style-name="P101">[ ] Set up Stripe account</text:p>
        </text:list-item>
      </text:list>
      <text:list xml:id="list1246076281" text:style-name="L89">
        <text:list-item>
          <text:p text:style-name="P102">[ ] Create pricing page (<text:span text:style-name="T18">/pricing</text:span>)</text:p>
        </text:list-item>
      </text:list>
      <text:list xml:id="list6132760" text:style-name="L90">
        <text:list-item>
          <text:p text:style-name="P103">[ ] Add API key authentication</text:p>
        </text:list-item>
      </text:list>
      <text:list xml:id="list2104535289" text:style-name="L91">
        <text:list-item>
          <text:p text:style-name="P104">[ ] Implement free vs paid tiers</text:p>
        </text:list-item>
      </text:list>
      <text:list xml:id="list3570117990" text:style-name="L92">
        <text:list-item>
          <text:p text:style-name="P105">[ ] Add "Powered by" branding to free embeds</text:p>
        </text:list-item>
      </text:list>
      <text:h text:style-name="P2" text:outline-level="3">Week 2: Marketing Prep</text:h>
      <text:list xml:id="list1337502745" text:style-name="L93">
        <text:list-item>
          <text:p text:style-name="P106">[ ] Write 3 blog posts (SEO for "Minswap APR", "Kinetic rates", etc.)</text:p>
        </text:list-item>
      </text:list>
      <text:list xml:id="list216757007" text:style-name="L94">
        <text:list-item>
          <text:p text:style-name="P107">[ ] Create Twitter account, post daily yield updates</text:p>
        </text:list-item>
      </text:list>
      <text:list xml:id="list875682389" text:style-name="L95">
        <text:list-item>
          <text:p text:style-name="P108">[ ] Make demo video showing widget embed</text:p>
        </text:list-item>
      </text:list>
      <text:list xml:id="list927331194" text:style-name="L96">
        <text:list-item>
          <text:p text:style-name="P109">[ ] Create landing page at defi-apr-tracker.com or similar</text:p>
        </text:list-item>
      </text:list>
      <text:h text:style-name="P2" text:outline-level="3">Week 3: Outreach</text:h>
      <text:list xml:id="list2461194258" text:style-name="L97">
        <text:list-item>
          <text:p text:style-name="P110">[ ] Contact 10 DeFi protocols via Twitter/Discord</text:p>
        </text:list-item>
      </text:list>
      <text:list xml:id="list2065247120" text:style-name="L98">
        <text:list-item>
          <text:p text:style-name="P111">[ ] Post on r/cardano, r/defi about your tool</text:p>
        </text:list-item>
      </text:list>
      <text:list xml:id="list709995965" text:style-name="L99">
        <text:list-item>
          <text:p text:style-name="P112">[ ] Submit to Product Hunt</text:p>
        </text:list-item>
      </text:list>
      <text:list xml:id="list2824840811" text:style-name="L100">
        <text:list-item>
          <text:p text:style-name="P113">[ ] Reach out to crypto influencers for feedback</text:p>
        </text:list-item>
      </text:list>
      <text:h text:style-name="P2" text:outline-level="3">Week 4: Iterate &amp; Launch</text:h>
      <text:list xml:id="list1929694339" text:style-name="L101">
        <text:list-item>
          <text:p text:style-name="P114">[ ] Launch paid tiers publicly</text:p>
        </text:list-item>
      </text:list>
      <text:list xml:id="list1996826183" text:style-name="L102">
        <text:list-item>
          <text:p text:style-name="P115">[ ] Add affiliate links</text:p>
        </text:list-item>
      </text:list>
      <text:list xml:id="list3733146825" text:style-name="L103">
        <text:list-item>
          <text:p text:style-name="P116">[ ] Set up analytics (Google Analytics, Mixpanel)</text:p>
        </text:list-item>
      </text:list>
      <text:list xml:id="list1677849464" text:style-name="L104">
        <text:list-item>
          <text:p text:style-name="P117">[ ] Create documentation/guides</text:p>
        </text:list-item>
      </text:list>
      <text:list xml:id="list2598926206" text:style-name="L105">
        <text:list-item>
          <text:p text:style-name="P118">[ ] First paying customer goal</text:p>
        </text:list-item>
      </text:list>
      <text:p text:style-name="Horizontal_20_Line"/>
      <text:h text:style-name="P1" text:outline-level="2"><text:soft-page-break/>💡 <text:span text:style-name="T2">Quick Win Ideas</text:span></text:h>
      <text:h text:style-name="P2" text:outline-level="3">This Week:</text:h>
      <text:list xml:id="list3661150125" text:style-name="L106">
        <text:list-item text:start-value="1">
          <text:p text:style-name="P119"><text:span text:style-name="T2">Add "Powered by" link to embeds</text:span> → Drive traffic</text:p>
        </text:list-item>
      </text:list>
      <text:list xml:id="list2076603615" text:style-name="L107">
        <text:list-item text:start-value="2">
          <text:p text:style-name="P120"><text:span text:style-name="T2">Tweet daily APR updates</text:span> → Build audience</text:p>
        </text:list-item>
      </text:list>
      <text:list xml:id="list706413469" text:style-name="L108">
        <text:list-item text:start-value="3">
          <text:p text:style-name="P121"><text:span text:style-name="T2">Post on DeFi Discord servers</text:span> → Get early users</text:p>
        </text:list-item>
      </text:list>
      <text:h text:style-name="P2" text:outline-level="3">This Month:</text:h>
      <text:list xml:id="list3518067998" text:style-name="L109">
        <text:list-item text:start-value="1">
          <text:p text:style-name="P122"><text:span text:style-name="T2">Create comparison pages</text:span> → "Best Cardano Yields" (SEO goldmine)</text:p>
        </text:list-item>
      </text:list>
      <text:list xml:id="list258012686" text:style-name="L110">
        <text:list-item text:start-value="2">
          <text:p text:style-name="P123"><text:span text:style-name="T2">Build email capture</text:span> → Weekly yield report</text:p>
        </text:list-item>
      </text:list>
      <text:list xml:id="list886139432" text:style-name="L111">
        <text:list-item text:start-value="3">
          <text:p text:style-name="P124"><text:span text:style-name="T2">Partner with 1 protocol</text:span> → Custom widget trade for testimonial</text:p>
        </text:list-item>
      </text:list>
      <text:p text:style-name="Horizontal_20_Line"/>
      <text:h text:style-name="P1" text:outline-level="2">🎓 <text:span text:style-name="T2">Key Success Factors</text:span></text:h>
      <text:list xml:id="list6655191" text:style-name="L112">
        <text:list-item text:start-value="1">
          <text:p text:style-name="P125"><text:span text:style-name="T2">Data Quality = Moat</text:span> → More chains/protocols = more valuable</text:p>
        </text:list-item>
      </text:list>
      <text:list xml:id="list760055624" text:style-name="L113">
        <text:list-item text:start-value="2">
          <text:p text:style-name="P126"><text:span text:style-name="T2">SEO is King</text:span> → Rank for "Minswap APR history" = passive traffic</text:p>
        </text:list-item>
      </text:list>
      <text:list xml:id="list2328574451" text:style-name="L114">
        <text:list-item text:start-value="3">
          <text:p text:style-name="P127"><text:span text:style-name="T2">Community First</text:span> → Provide value in Discord/Reddit before selling</text:p>
        </text:list-item>
      </text:list>
      <text:list xml:id="list3037616000" text:style-name="L115">
        <text:list-item text:start-value="4">
          <text:p text:style-name="P128"><text:span text:style-name="T2">Start Free</text:span> → Get adoption, then monetize power users</text:p>
        </text:list-item>
      </text:list>
      <text:list xml:id="list891707417" text:style-name="L116">
        <text:list-item text:start-value="5">
          <text:p text:style-name="P129"><text:span text:style-name="T2">Automate Everything</text:span> → You want passive income, not a job</text:p>
        </text:list-item>
      </text:list>
      <text:p text:style-name="Horizontal_20_Line"/>
      <text:h text:style-name="P1" text:outline-level="2">🔥 <text:span text:style-name="T2">Hot Take: Your Unfair Advantages</text:span></text:h>
      <text:p text:style-name="P9">✅ <text:span text:style-name="T2">First mover</text:span> on historical Cardano yield data✅ <text:span text:style-name="T2">Technical moat</text:span> (daily collection running)✅ <text:span text:style-name="T2">Multi-chain</text:span> (Flare + Cardano, can add more)✅ <text:span text:style-name="T2">Embeddable</text:span> (easy distribution)✅ <text:span text:style-name="T2">Open data</text:span> (builds trust in crypto community)</text:p>
      <text:p text:style-name="Horizontal_20_Line"/>
      <text:p text:style-name="Text_20_body"><text:span text:style-name="T2">Bottom Line:</text:span> You could realistically hit $1K-3K MRR in 6 months with focused execution. The widget embedding + API access is your fastest path to revenue. White-label for protocols is your 10K/month opportunity.Want me to help implement any of these features (Stripe integration, API keys, affiliate links)? Switch to agent mode and let's start with the quick wins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Menlo, Monac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3T11:17:50.123101069</meta:creation-date>
    <dc:date>2025-12-23T11:19:01.608638558</dc:date>
    <meta:editing-duration>PT1M11S</meta:editing-duration>
    <meta:editing-cycles>1</meta:editing-cycles>
    <meta:document-statistic meta:table-count="2" meta:image-count="0" meta:object-count="0" meta:page-count="7" meta:paragraph-count="260" meta:word-count="1275" meta:character-count="8396" meta:non-whitespace-character-count="7277"/>
    <meta:generator>LibreOffice/7.0.4.2$Linux_X86_64 LibreOffice_project/00$Build-2</meta:generator>
  </office:meta>
</office:document-meta>
</file>